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7d9a" officeooo:paragraph-rsid="00047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áció</text:p>
      <text:p text:style-name="P1">Balogh Ferenc</text:p>
      <text:p text:style-name="P1">LNBZVX</text:p>
      <text:p text:style-name="P1">2. Beadandó</text:p>
      <text:p text:style-name="P1"/>
      <text:p text:style-name="P1">1. Feladat</text:p>
      <text:p text:style-name="P1"/>
      <text:p text:style-name="P1">Valósítsuk meg az azonos állású négyzetek típusát. Ennek értékei a sík olyan négyzetei, amelyek közül bármelyik kettőnek egy-egy oldala vagy párhuzamos, vagy merőleges. A reprezentációhoz képzeljen el a négyzetek oldalaival párhuzamos, illetve merőleges tengelyű derékszögű koordináta rendszert, és tegye fel, hogy csak az első sík-negyedbe (ahol a pontok koordinátái nem negatívok) eső négyzetekkel van dolgunk. Egy négyzetet létre lehet hozni a két ellentétes csúcsa alapján, továbbá le lehet kérdezni a területét és kerületet, valamint meg lehet vizsgálni, hogy egy adott pont benne van-e. Ehhez valósítsuk meg a síkbeli pont típusát is. A főprogram rögzítsen egy síkbeli pontot, töltsön fel egy tömböt négyzetekkel, majd minden olyan négyzet paraméterét írja ki, amely a rögzített pontot tartalmaz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3:14:58.184149066</meta:creation-date>
    <dc:date>2013-11-27T13:27:34.202516265</dc:date>
    <meta:editing-duration>P0D</meta:editing-duration>
    <meta:editing-cycles>1</meta:editing-cycles>
    <meta:document-statistic meta:table-count="0" meta:image-count="0" meta:object-count="0" meta:page-count="1" meta:paragraph-count="6" meta:word-count="122" meta:character-count="864" meta:non-whitespace-character-count="740"/>
    <meta:generator>LibreOffice/4.1.3.2$Linux_X86_64 LibreOffice_project/410$Build-2</meta:generator>
  </office:meta>
</office:document-meta>
</file>